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600000268B8513EDF.png" manifest:media-type="image/png"/>
  <manifest:file-entry manifest:full-path="Pictures/10000001000006B800000265B549308A.png" manifest:media-type="image/png"/>
  <manifest:file-entry manifest:full-path="Pictures/100000010000042C0000027D02241AF4.png" manifest:media-type="image/png"/>
  <manifest:file-entry manifest:full-path="Pictures/1000000100000472000001EA7B76D37F.png" manifest:media-type="image/png"/>
  <manifest:file-entry manifest:full-path="Pictures/1000000100000432000002C5D3F8DB66.png" manifest:media-type="image/png"/>
  <manifest:file-entry manifest:full-path="Pictures/10000001000004BA0000014E80322684.png" manifest:media-type="image/png"/>
  <manifest:file-entry manifest:full-path="Pictures/100000010000044A0000027744DEE9D9.png" manifest:media-type="image/png"/>
  <manifest:file-entry manifest:full-path="Pictures/100000010000040C000001FF7C97FA70.png" manifest:media-type="image/png"/>
  <manifest:file-entry manifest:full-path="Pictures/10000001000004A100000154ADC25997.png" manifest:media-type="image/png"/>
  <manifest:file-entry manifest:full-path="Pictures/10000001000004620000011D368B11C3.png" manifest:media-type="image/png"/>
  <manifest:file-entry manifest:full-path="Pictures/10000001000003970000012FE68498BD.png" manifest:media-type="image/png"/>
  <manifest:file-entry manifest:full-path="Pictures/10000001000003060000026A2481332A.png" manifest:media-type="image/png"/>
  <manifest:file-entry manifest:full-path="Pictures/10000001000003BE0000018D20935E67.png" manifest:media-type="image/png"/>
  <manifest:file-entry manifest:full-path="Pictures/100000010000037C000001CC24BB71F0.png" manifest:media-type="image/png"/>
  <manifest:file-entry manifest:full-path="Pictures/10000001000003C10000019CEA2565A7.png" manifest:media-type="image/png"/>
  <manifest:file-entry manifest:full-path="Pictures/1000000100000388000002376B6D60BE.png" manifest:media-type="image/png"/>
  <manifest:file-entry manifest:full-path="Pictures/100000010000037900000270D5E9098A.png" manifest:media-type="image/png"/>
  <manifest:file-entry manifest:full-path="Pictures/10000001000003B1000001952666CA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230" officeooo:paragraph-rsid="00042230"/>
    </style:style>
    <style:style style:name="P2" style:family="paragraph" style:parent-style-name="Standard">
      <style:text-properties officeooo:rsid="00053840" officeooo:paragraph-rsid="000538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6.057cm" draw:z-index="0"><draw:image xlink:href="Pictures/10000001000006B800000265B549308A.png" xlink:type="simple" xlink:show="embed" xlink:actuate="onLoad" draw:mime-type="image/png"/></draw:frame>Hh</text:p>
      <text:p text:style-name="P1"><draw:frame draw:style-name="fr1" draw:name="Image2" text:anchor-type="char" svg:width="17cm" svg:height="11.222cm" draw:z-index="1"><draw:image xlink:href="Pictures/1000000100000432000002C5D3F8DB66.png" xlink:type="simple" xlink:show="embed" xlink:actuate="onLoad" draw:mime-type="image/png"/></draw:frame>h</text:p>
      <text:p text:style-name="P1"><draw:frame draw:style-name="fr1" draw:name="Image3" text:anchor-type="char" svg:width="17cm" svg:height="7.318cm" draw:z-index="2"><draw:image xlink:href="Pictures/1000000100000472000001EA7B76D37F.png" xlink:type="simple" xlink:show="embed" xlink:actuate="onLoad" draw:mime-type="image/png"/></draw:frame><text:soft-page-break/>sfads</text:p>
      <text:p text:style-name="P1">gsd<text:line-break/></text:p>
      <text:p text:style-name="P1"><draw:frame draw:style-name="fr1" draw:name="Image4" text:anchor-type="char" svg:width="17cm" svg:height="4.692cm" draw:z-index="3"><draw:image xlink:href="Pictures/10000001000004BA0000014E80322684.png" xlink:type="simple" xlink:show="embed" xlink:actuate="onLoad" draw:mime-type="image/png"/></draw:frame><draw:frame draw:style-name="fr1" draw:name="Image5" text:anchor-type="char" svg:width="17cm" svg:height="10.139cm" draw:z-index="4"><draw:image xlink:href="Pictures/100000010000042C0000027D02241AF4.png" xlink:type="simple" xlink:show="embed" xlink:actuate="onLoad" draw:mime-type="image/png"/></draw:frame>hh</text:p>
      <text:p text:style-name="P1"><draw:frame draw:style-name="fr2" draw:name="Image6" text:anchor-type="char" svg:width="17cm" svg:height="9.768cm" draw:z-index="5"><draw:image xlink:href="Pictures/100000010000044A0000027744DEE9D9.png" xlink:type="simple" xlink:show="embed" xlink:actuate="onLoad" draw:mime-type="image/png"/></draw:frame><text:soft-page-break/>hh</text:p>
      <text:p text:style-name="P1"><draw:frame draw:style-name="fr1" draw:name="Image7" text:anchor-type="char" svg:width="17cm" svg:height="10.328cm" draw:z-index="6"><draw:image xlink:href="Pictures/10000001000003F600000268B8513EDF.png" xlink:type="simple" xlink:show="embed" xlink:actuate="onLoad" draw:mime-type="image/png"/></draw:frame>safads</text:p>
      <text:p text:style-name="P1"><draw:frame draw:style-name="fr1" draw:name="Image8" text:anchor-type="char" svg:width="17cm" svg:height="4.877cm" draw:z-index="7"><draw:image xlink:href="Pictures/10000001000004A100000154ADC25997.png" xlink:type="simple" xlink:show="embed" xlink:actuate="onLoad" draw:mime-type="image/png"/></draw:frame><text:soft-page-break/>dvdsv</text:p>
      <text:p text:style-name="P1"><draw:frame draw:style-name="fr1" draw:name="Image9" text:anchor-type="char" svg:width="17cm" svg:height="4.318cm" draw:z-index="8"><draw:image xlink:href="Pictures/10000001000004620000011D368B11C3.png" xlink:type="simple" xlink:show="embed" xlink:actuate="onLoad" draw:mime-type="image/png"/></draw:frame>dasd</text:p>
      <text:p text:style-name="P2"><draw:frame draw:style-name="fr1" draw:name="Image10" text:anchor-type="char" svg:width="17cm" svg:height="8.384cm" draw:z-index="9"><draw:image xlink:href="Pictures/100000010000040C000001FF7C97FA70.png" xlink:type="simple" xlink:show="embed" xlink:actuate="onLoad" draw:mime-type="image/png"/></draw:frame>jjj</text:p>
      <text:p text:style-name="P2"><draw:frame draw:style-name="fr3" draw:name="Image11" text:anchor-type="char" svg:width="13.653cm" svg:height="10.901cm" draw:z-index="10"><draw:image xlink:href="Pictures/10000001000003060000026A2481332A.png" xlink:type="simple" xlink:show="embed" xlink:actuate="onLoad" draw:mime-type="image/png"/></draw:frame><text:soft-page-break/>;’’’ccfc</text:p>
      <text:p text:style-name="P2"><draw:frame draw:style-name="fr4" draw:name="Image12" text:anchor-type="char" svg:width="16.898cm" svg:height="7.003cm" draw:z-index="11"><draw:image xlink:href="Pictures/10000001000003BE0000018D20935E67.png" xlink:type="simple" xlink:show="embed" xlink:actuate="onLoad" draw:mime-type="image/png"/></draw:frame>kkk</text:p>
      <text:p text:style-name="P2"><draw:frame draw:style-name="fr4" draw:name="Image13" text:anchor-type="char" svg:width="15.734cm" svg:height="8.114cm" draw:z-index="12"><draw:image xlink:href="Pictures/100000010000037C000001CC24BB71F0.png" xlink:type="simple" xlink:show="embed" xlink:actuate="onLoad" draw:mime-type="image/png"/></draw:frame><text:soft-page-break/>dvdv</text:p>
      <text:p text:style-name="P2"><draw:frame draw:style-name="fr4" draw:name="Image14" text:anchor-type="char" svg:width="16.21cm" svg:height="5.345cm" draw:z-index="13"><draw:image xlink:href="Pictures/10000001000003970000012FE68498BD.png" xlink:type="simple" xlink:show="embed" xlink:actuate="onLoad" draw:mime-type="image/png"/></draw:frame>xvsd</text:p>
      <text:p text:style-name="P2"><draw:frame draw:style-name="fr4" draw:name="Image15" text:anchor-type="char" svg:width="16.951cm" svg:height="7.267cm" draw:z-index="14"><draw:image xlink:href="Pictures/10000001000003C10000019CEA2565A7.png" xlink:type="simple" xlink:show="embed" xlink:actuate="onLoad" draw:mime-type="image/png"/></draw:frame>asfa</text:p>
      <text:p text:style-name="P2"><draw:frame draw:style-name="fr3" draw:name="Image16" text:anchor-type="char" svg:width="15.946cm" svg:height="10.001cm" draw:z-index="15"><draw:image xlink:href="Pictures/1000000100000388000002376B6D60BE.png" xlink:type="simple" xlink:show="embed" xlink:actuate="onLoad" draw:mime-type="image/png"/></draw:frame><text:soft-page-break/>hj</text:p>
      <text:p text:style-name="P2"><draw:frame draw:style-name="fr4" draw:name="Image17" text:anchor-type="char" svg:width="15.681cm" svg:height="11.007cm" draw:z-index="16"><draw:image xlink:href="Pictures/100000010000037900000270D5E9098A.png" xlink:type="simple" xlink:show="embed" xlink:actuate="onLoad" draw:mime-type="image/png"/></draw:frame>hhj</text:p>
      <text:p text:style-name="P2"><draw:frame draw:style-name="fr3" draw:name="Image18" text:anchor-type="char" svg:width="16.669cm" svg:height="7.144cm" draw:z-index="17"><draw:image xlink:href="Pictures/10000001000003B1000001952666CA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9:28:28.907249800</meta:creation-date>
    <dc:date>2026-02-24T13:06:49.315247000</dc:date>
    <meta:editing-duration>PT11H26M31S</meta:editing-duration>
    <meta:editing-cycles>1</meta:editing-cycles>
    <meta:document-statistic meta:table-count="0" meta:image-count="18" meta:object-count="0" meta:page-count="8" meta:paragraph-count="17" meta:word-count="17" meta:character-count="62" meta:non-whitespace-character-count="61"/>
    <meta:generator>LibreOffice/25.2.7.2$Windows_X86_64 LibreOffice_project/5cbfd1ab6520636bb5f7b99185aa69bd7456825d</meta:generator>
  </office:meta>
</office:document-meta>
</file>